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00000" draw:stroke="none" fo:margin="1.000000000000000pt" style:wrap="biggest" style:wrap-dynamic-threshold="0.000000000000000pt" svg:fill-rule="evenodd"/>
    </style:style>
    <style:style style:name="gr3" style:family="graphic">
      <style:graphic-properties draw:fill="solid" draw:fill-color="#ffff00" draw:stroke="none" fo:margin="1.000000000000000pt" style:wrap="biggest" style:wrap-dynamic-threshold="0.000000000000000pt" svg:fill-rule="evenodd"/>
    </style:style>
    <style:style style:name="gr4" style:family="graphic">
      <style:graphic-properties draw:fill="solid" draw:fill-color="#40aa40" draw:stroke="none" fo:margin="1.000000000000000pt" style:wrap="biggest" style:wrap-dynamic-threshold="0.000000000000000pt" svg:fill-rule="evenodd"/>
    </style:style>
    <style:style style:name="gr5" style:family="graphic">
      <style:graphic-properties draw:fill="solid" draw:fill-color="#ce00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g579"/>
        </draw:layer-set>
        <draw:g draw:style-name="gr1" draw:id="shape1" svg:y="0.00000000000pt">
          <draw:path draw:style-name="gr2" draw:id="shape2" draw:name="path553" draw:layer="g579" svg:width="595.55032719328pt" svg:height="396.70045652393pt" draw:transform="matrix(0.25198412000 0.00000000000 0.00000000000 0.25198412000 0.00000000000pt 0.00000000000pt)" svg:viewBox="0 0 596 397" svg:d="M0 0L269.416 170.014L595.55 170.014L595.55 226.687L269.416 226.687L0 396.7Z" koffice:nodeTypes="ccccccc"/>
          <draw:path draw:style-name="gr3" draw:id="shape3" draw:name="path561" draw:layer="g579" svg:width="595.55032719328pt" svg:height="368.00818735523pt" draw:transform="matrix(0.25198412000 0.00000000000 0.00000000000 0.25198412000 0.00000000000pt 3.57144148831pt)" svg:viewBox="0 0 596 368" svg:d="M0 368.008C0 368.008 275.088 192.497 275.088 192.497C275.088 192.497 553.012 192.497 595.55 192.497C595.55 178.343 595.55 178.343 595.55 175.512L275.088 175.512L0 0L0 25.4775C0 25.4775 258.072 184.004 258.072 184.004C258.072 184.004 0 342.531 0 342.531Z" koffice:nodeTypes="cccccccccc"/>
          <draw:path draw:style-name="gr4" draw:id="shape4" draw:name="path562" draw:layer="g579" svg:width="595.55032719328pt" svg:height="175.49636081818pt" draw:transform="matrix(0.25198412000 0.00000000000 0.00000000000 0.25198412000 0.00000000000pt 55.71429369389pt)" svg:viewBox="0 0 596 175" svg:d="M0 175.496C0 175.496 275.088 0 275.088 0C275.088 0 595.55 0 595.55 0L595.55 175.496Z" koffice:nodeTypes="ccccc"/>
          <draw:path draw:style-name="gr5" draw:id="shape5" draw:name="path566" draw:layer="g579" svg:width="595.55032719328pt" svg:height="175.49636081818pt" draw:transform="matrix(0.25198412000 0.00000000000 0.00000000000 0.25198412000 0.00000000000pt 0.00000000000pt)" svg:viewBox="0 0 596 175" svg:d="M0 0L275.088 175.496L595.55 175.496L595.55 0Z" koffice:nodeTypes="ccccc"/>
          <draw:path draw:style-name="gr3" draw:id="shape6" draw:name="path574" draw:layer="g579" svg:width="144.00608755168pt" svg:height="320.25040673381pt" draw:transform="matrix(0.01795964907 0.01233089079 -0.01404940485 0.02357236603 21.80029752452pt 43.56268757036pt)" svg:viewBox="0 0 144 320" svg:d="M78.233 320.25C88.9042 316.881 92.9981 317.644 94.1781 302.243C92.0765 295.914 92.1849 285.458 92.1849 276.233C92.3308 264.089 92.6442 259.079 104.143 262.228C111.196 263.766 122.385 248.222 132.047 248.222C146.848 248.043 139.864 250.613 144.006 240.219C142.217 225.846 137.338 230.215 124.075 230.215C114.775 230.215 103.48 246.221 94.1781 246.221C88.0217 234.149 91.6356 230.614 98.1644 224.213C106.878 224.213 120.43 209.035 126.068 206.206C134.914 203.333 142.431 200.329 138.027 190.199C137.036 181.904 138.707 187.11 132.047 184.197C122.747 184.197 111.452 200.203 102.15 200.203C89.7047 199.74 89.6736 197.152 88.1987 186.198C92.7095 179.859 98.7647 178.602 110.123 178.195C122.146 178.195 128.798 162.436 136.034 158.187C138.203 148.795 144.615 142.677 134.04 138.179C127.015 134.23 124.431 134.726 114.109 138.179C100.805 138.179 95.5828 153.711 86.2055 148.183C87.3049 136.045 91.4642 136.33 104.143 136.178C111.175 134.644 122.596 117.379 128.061 114.17C135.02 107.895 136.58 117.266 130.054 98.163C122.596 92.3111 116.118 111.473 106.136 114.17C98.5614 119.331 90.2675 120.544 84.2124 114.17C77.2292 104.99 82.6546 101.259 92.1849 98.163C100.442 95.2675 111.752 79.3389 118.095 76.1544C129.83 75.098 131.601 72.2593 132.047 60.1482C129.462 47.4752 126.929 54.606 114.109 54.1458C104.809 54.1458 93.514 70.1521 84.2124 70.1521C82.5063 65.8696 81.1079 60.3026 84.2124 56.1466C91.4858 53.7128 96.9063 50.5468 108.13 50.1442C118.285 48.6084 122.279 29.7426 126.068 22.1333C120.339 17.1481 113.448 32.1372 102.15 32.1372C94.9921 32.1372 86.4503 32.6846 82.2193 30.1364C79.031 17.8156 77.1997 19.4738 92.1849 16.1309C97.8 11.3234 109.118 5.48111 94.1781 0.124606C91.7823 -0.750136 85.6259 3.23623 78.233 4.12618C68.481 4.12618 58.9689 3.95891 50.3291 6.12696C44.5554 8.2798 35.8485 11.0065 32.3909 14.1301C36.5477 20.2661 41.4078 22.9928 46.3428 30.1364C53.1434 32.6342 59.7295 29.3145 62.2879 30.1364C58.9865 38.4228 53.3961 38.0003 46.3428 42.1411C34.0946 42.1411 28.0626 25.3841 20.432 34.138C26.0335 37.0503 37.4096 53.2046 44.3497 54.1458C50.8896 54.1458 58.662 53.4167 62.2879 56.1466C61.6692 68.7219 58.4922 69.7007 46.3428 70.1521C35.8948 70.1521 28.2722 56.157 22.4252 60.1482C18.1328 68.7659 17.8378 68.6267 24.4183 74.1536C31.3329 82.2736 36.0231 96.1623 48.3359 96.1623C63.2877 96.3415 64.0985 94.9682 64.281 110.168C62.7017 118.447 58.7465 119.158 50.3291 120.172C40.4144 120.172 31.3345 105.762 22.4252 104.166C8.45167 104.867 14.5555 101.908 10.4664 112.169C13.5709 120.951 17.0126 121.886 26.4114 126.174C33.0733 128.403 43.6672 142.409 50.3291 140.18C63.2318 139.34 62.9074 138.314 58.3016 152.185C49.9089 156.958 47.6208 160.695 36.3771 158.187C24.7866 157.771 18.6972 140.928 8.4732 146.182C-0.480766 151.713 -2.37664 152.974 6.48006 162.189C14.8568 169.997 21.2628 185.826 34.384 186.198C45.2243 184.701 50.2238 181.797 56.3085 184.197C55.044 187.371 54.3385 195.505 52.3222 198.203C46.6123 201.664 37.9948 201.738 30.3977 204.205C20.1578 205.594 19.5224 198.203 10.4664 198.203C4.47098 203.941 -1.84248 196.073 0.500654 206.206C7.18484 212.029 10.9886 222.212 22.4252 222.212C31.7267 222.212 43.0214 226.214 52.3222 226.214C65.2353 229.095 63.1928 231.846 66.2742 244.221C60.062 247.673 50.0572 248.222 40.3634 248.222C31.0626 248.222 21.7611 234.217 12.4595 234.217C3.40027 232.917 2.2012 228.39 0.500654 242.22C4.74444 249.17 6.69851 248.806 12.4595 252.224C17.8952 258.744 25.1207 272.232 36.3771 272.232C45.4228 269.237 56.6489 267.895 64.281 266.229C74.6055 268.482 68.4858 270.197 68.2673 282.236C70.5881 292.951 71.7083 294.472 68.2673 302.243L68.2673 302.243C67.069 311.267 66.7932 315.098 78.233 320.25Z" koffice:nodeTypes="cccccccccccccccccccccccccccccccccccccccccccccccccccccccccccccccccccccccccccccc"/>
          <draw:path draw:style-name="gr3" draw:id="shape7" draw:name="path576" draw:layer="g579" svg:width="144.00608755168pt" svg:height="320.25040673381pt" draw:transform="matrix(0.01846820594 -0.01414455657 0.01604853346 0.02434134597 17.03020305852pt 45.63305465481pt)" svg:viewBox="0 0 144 320" svg:d="M78.233 320.25C88.9042 316.881 92.9981 317.644 94.1781 302.243C92.0765 295.914 92.1849 285.458 92.1849 276.233C92.3308 264.089 92.6442 259.079 104.143 262.228C111.196 263.766 122.385 248.222 132.047 248.222C146.848 248.043 139.864 250.613 144.006 240.219C142.217 225.846 137.338 230.215 124.075 230.215C114.775 230.215 103.48 246.221 94.1781 246.221C88.0217 234.149 91.6356 230.614 98.1644 224.213C106.878 224.213 120.43 209.035 126.068 206.206C134.914 203.333 142.431 200.329 138.027 190.199C137.036 181.904 138.707 187.11 132.047 184.197C122.747 184.197 111.452 200.203 102.15 200.203C89.7047 199.74 89.6736 197.152 88.1987 186.198C92.7095 179.859 98.7647 178.602 110.123 178.195C122.146 178.195 128.798 162.436 136.034 158.187C138.203 148.795 144.615 142.677 134.04 138.179C127.015 134.23 124.431 134.726 114.109 138.179C100.805 138.179 95.5828 153.711 86.2055 148.183C87.3049 136.045 91.4642 136.33 104.143 136.178C111.175 134.644 122.596 117.379 128.061 114.17C135.02 107.895 136.58 117.266 130.054 98.163C122.596 92.3111 116.118 111.473 106.136 114.17C98.5614 119.331 90.2675 120.544 84.2124 114.17C77.2292 104.99 82.6546 101.259 92.1849 98.163C100.442 95.2675 111.752 79.3389 118.095 76.1544C129.83 75.098 131.601 72.2593 132.047 60.1482C129.462 47.4752 126.929 54.606 114.109 54.1458C104.809 54.1458 93.514 70.1521 84.2124 70.1521C82.5063 65.8696 81.1079 60.3026 84.2124 56.1466C91.4858 53.7128 96.9063 50.5468 108.13 50.1442C118.285 48.6084 122.279 29.7426 126.068 22.1333C120.339 17.1481 113.448 32.1372 102.15 32.1372C94.9921 32.1372 86.4503 32.6846 82.2193 30.1364C79.031 17.8156 77.1997 19.4738 92.1849 16.1309C97.8 11.3234 109.118 5.48111 94.1781 0.124606C91.7823 -0.750136 85.6259 3.23623 78.233 4.12618C68.481 4.12618 58.9689 3.95891 50.3291 6.12696C44.5554 8.2798 35.8485 11.0065 32.3909 14.1301C36.5477 20.2661 41.4078 22.9928 46.3428 30.1364C53.1434 32.6342 59.7295 29.3145 62.2879 30.1364C58.9865 38.4228 53.3961 38.0003 46.3428 42.1411C34.0946 42.1411 28.0626 25.3841 20.432 34.138C26.0335 37.0503 37.4096 53.2046 44.3497 54.1458C50.8896 54.1458 58.662 53.4167 62.2879 56.1466C61.6692 68.7219 58.4922 69.7007 46.3428 70.1521C35.8948 70.1521 28.2722 56.157 22.4252 60.1482C18.1328 68.7659 17.8378 68.6267 24.4183 74.1536C31.3329 82.2736 36.0231 96.1623 48.3359 96.1623C63.2877 96.3415 64.0985 94.9682 64.281 110.168C62.7017 118.447 58.7465 119.158 50.3291 120.172C40.4144 120.172 31.3345 105.762 22.4252 104.166C8.45167 104.867 14.5555 101.908 10.4664 112.169C13.5709 120.951 17.0126 121.886 26.4114 126.174C33.0733 128.403 43.6672 142.409 50.3291 140.18C63.2318 139.34 62.9074 138.314 58.3016 152.185C49.9089 156.958 47.6208 160.695 36.3771 158.187C24.7866 157.771 18.6972 140.928 8.4732 146.182C-0.480766 151.713 -2.37664 152.974 6.48006 162.189C14.8568 169.997 21.2628 185.826 34.384 186.198C45.2243 184.701 50.2238 181.797 56.3085 184.197C55.044 187.371 54.3385 195.505 52.3222 198.203C46.6123 201.664 37.9948 201.738 30.3977 204.205C20.1578 205.594 19.5224 198.203 10.4664 198.203C4.47098 203.941 -1.84248 196.073 0.500654 206.206C7.18484 212.029 10.9886 222.212 22.4252 222.212C31.7267 222.212 43.0214 226.214 52.3222 226.214C65.2353 229.095 63.1928 231.846 66.2742 244.221C60.062 247.673 50.0572 248.222 40.3634 248.222C31.0626 248.222 21.7611 234.217 12.4595 234.217C3.40027 232.917 2.2012 228.39 0.500654 242.22C4.74444 249.17 6.69851 248.806 12.4595 252.224C17.8952 258.744 25.1207 272.232 36.3771 272.232C45.4228 269.237 56.6489 267.895 64.281 266.229C74.6055 268.482 68.4858 270.197 68.2673 282.236C70.5881 292.951 71.7083 294.472 68.2673 302.243L68.2673 302.243C67.069 311.267 66.7932 315.098 78.233 320.25Z" koffice:nodeTypes="cccccccccccccccccccccccccccccccccccccccccccccccccccccccccccccccccccccccccccccc"/>
          <draw:path draw:style-name="gr3" draw:id="shape8" draw:name="path577" draw:layer="g579" svg:width="283.93056371731pt" svg:height="311.62231436923pt" draw:transform="matrix(0.08063491840 0.00000000000 0.00000000000 0.07330444837 9.99999806728pt 38.57142122530pt)" svg:viewBox="0 0 284 312" svg:d="M113.572 311.622C113.572 297.458 111.569 283.293 113.572 283.293C227.144 283.293 255.537 198.305 255.537 141.646C255.537 84.9877 216.087 28.3292 141.966 28.3292C56.7859 28.3292 28.393 83.6813 28.393 141.646C28.393 198.305 70.9828 240.799 113.572 240.799C170.358 240.799 184.555 226.634 227.144 169.975C212.947 240.799 141.966 269.128 113.572 269.128C56.7859 269.128 0 226.634 0 141.646C0 70.8235 42.5898 0 141.966 0C227.144 0 283.931 70.8235 283.931 141.646C283.931 240.799 212.947 311.622 113.572 311.622Z" koffice:nodeTypes="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5:18</dc:date>
    <meta:creation-date>2011-05-22T06:11:33</meta:creation-date>
    <dc:creator>Yue Liu</dc:creator>
  </office:meta>
</office:document-meta>
</file>